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02cm" svg:stroke-color="#ffff00" draw:marker-start-width="0.352cm" draw:marker-end="Rounded_20_large_20_Arrow" draw:marker-end-width="0.66cm" draw:stroke-linejoin="bevel" draw:textarea-horizontal-align="center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draw:auto-grow-height="true" fo:min-height="12.573cm"/>
    </style:style>
    <style:style style:name="pr5" style:family="presentation" style:parent-style-name="Default-title">
      <style:graphic-properties fo:min-height="2.927cm"/>
    </style:style>
    <style:style style:name="pr6" style:family="presentation" style:parent-style-name="Default-outline1">
      <style:graphic-properties fo:min-height="14.016cm"/>
    </style:style>
    <style:style style:name="pr7" style:family="presentation" style:parent-style-name="Default-notes">
      <style:graphic-properties draw:fill-color="#ffffff" draw:auto-grow-height="true" fo:min-height="12.573cm"/>
    </style:style>
    <style:style style:name="pr8" style:family="presentation" style:parent-style-name="Default-outline1">
      <style:graphic-properties fo:min-height="1.612cm"/>
    </style:style>
    <style:style style:name="pr9" style:family="presentation" style:parent-style-name="Default-title">
      <style:graphic-properties draw:fill-color="#ffffff" draw:auto-grow-height="true" fo:min-height="3.178cm"/>
    </style:style>
    <style:style style:name="pr10" style:family="presentation" style:parent-style-name="Default-outline1">
      <style:graphic-properties draw:fill-color="#ffffff" draw:auto-grow-height="true" fo:min-height="14.267cm"/>
    </style:style>
    <style:style style:name="pr11" style:family="presentation" style:parent-style-name="Default-outline1" style:list-style-name="L4">
      <style:graphic-properties draw:fill-color="#ffffff" draw:auto-grow-height="true" fo:min-height="14.267cm"/>
    </style:style>
    <style:style style:name="pr12" style:family="presentation" style:parent-style-name="Default-outline1">
      <style:graphic-properties draw:fill-color="#ffffff" fo:min-height="14.0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16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weight="normal" style:font-weight-asian="normal" style:font-weight-complex="normal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0.6cm" fo:margin-right="0cm" fo:text-indent="-0.6cm"/>
      <style:text-properties fo:font-size="16pt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ff00"/>
    </style:style>
    <style:style style:name="T2" style:family="text">
      <style:text-properties fo:color="#ff3366" fo:font-size="22pt" fo:font-weight="bold" style:font-size-asian="24pt" style:font-weight-asian="bold" style:font-size-complex="24pt" style:font-weight-complex="bold"/>
    </style:style>
    <style:style style:name="T3" style:family="text">
      <style:text-properties fo:color="#23ff23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23ff23"/>
    </style:style>
    <style:style style:name="T5" style:family="text">
      <style:text-properties fo:color="#ffffff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23ff23"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color="#ffcc99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ffffff" fo:font-weight="bold"/>
    </style:style>
    <style:style style:name="T11" style:family="text">
      <style:text-properties fo:color="#23ff23" fo:font-weight="bold"/>
    </style:style>
    <style:style style:name="T12" style:family="text">
      <style:text-properties fo:color="#ccccff" fo:font-weight="bold"/>
    </style:style>
    <style:style style:name="T13" style:family="text">
      <style:text-properties fo:color="#ffff00" fo:font-weight="bold"/>
    </style:style>
    <style:style style:name="T14" style:family="text">
      <style:text-properties fo:color="#ffcc99" fo:font-weight="bold"/>
    </style:style>
    <style:style style:name="T15" style:family="text">
      <style:text-properties fo:color="#ccccff"/>
    </style:style>
    <style:style style:name="T16" style:family="text">
      <style:text-properties fo:color="#ffcc99"/>
    </style:style>
    <style:style style:name="T17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bold" style:font-family-complex="Tahoma" style:font-pitch-complex="variable" style:font-size-complex="24pt" style:language-complex="en" style:country-complex="US" style:font-style-complex="normal" style:font-weight-complex="bold" style:text-emphasize="none" style:text-scale="100%" style:font-relief="none" style:text-overline-style="none" style:text-overline-color="font-color"/>
    </style:style>
    <style:style style:name="T18" style:family="text">
      <style:text-properties fo:color="#ffcc99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bold" style:font-family-complex="Tahoma" style:font-pitch-complex="variable" style:font-size-complex="24pt" style:language-complex="en" style:country-complex="US" style:font-style-complex="normal" style:font-weight-complex="bold" style:text-emphasize="none" style:text-scale="100%" style:font-relief="none" style:text-overline-style="none" style:text-overline-color="font-color"/>
    </style:style>
    <style:style style:name="T20" style:family="text">
      <style:text-properties fo:color="#ffcc99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bold" style:font-family-complex="Tahoma" style:font-pitch-complex="variable" style:font-size-complex="24pt" style:language-complex="en" style:country-complex="US" style:font-style-complex="normal" style:font-weight-complex="bold" style:text-emphasize="none" style:text-scale="100%" style:font-relief="none" style:text-overline-style="none" style:text-overline-color="font-color"/>
    </style:style>
    <style:style style:name="T21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ffcc99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ffff00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color="#ffff00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3cm" text:min-label-width="0.6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abstract + interfaces</presentation:footer-decl>
      <presentation:footer-decl presentation:name="ftr2">CMPTxxxx</presentation:footer-decl>
      <presentation:date-time-decl presentation:name="dtd1" presentation:source="fixed">1 Feb 2010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Interfaces and Abstract Classes</text:p>
          </draw:text-box>
        </draw:frame>
        <draw:frame presentation:style-name="pr2" draw:text-style-name="P1" draw:layer="layout" svg:width="13.335cm" svg:height="10.216cm" svg:x="3.175cm" svg:y="8.558cm" presentation:class="subtitle" presentation:user-transformed="true">
          <draw:text-box>
            <text:p text:style-name="P1">1 Feb 2010</text:p>
            <text:p text:style-name="P1">CMPT166</text:p>
            <text:p text:style-name="P1">Dr. Sean Ho</text:p>
            <text:p text:style-name="P1">Trinity Western University</text:p>
          </draw:text-box>
        </draw:frame>
        <draw:frame presentation:style-name="pr3" draw:text-style-name="P1" draw:layer="layout" svg:width="0.502cm" svg:height="3.287cm" svg:x="1.055cm" svg:y="2.457cm">
          <draw:text-box>
            <text:p text:style-name="P1"><text:line-break/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Quiz 2: 10min, 20pts</text:p>
          </draw:text-box>
        </draw:frame>
        <draw:frame presentation:style-name="pr6" draw:id="id4" draw:layer="layout" svg:width="25.199cm" svg:height="14.165cm" svg:x="1.4cm" svg:y="4.507cm" presentation:class="outline" presentation:user-transformed="true">
          <draw:text-box>
            <text:list text:style-name="L2">
              <text:list-item>
                <text:p><text:span text:style-name="T1">Explain</text:span> in detail each part of the declaration: <text:span text:style-name="T2">[5]</text:span></text:p>
                <text:list>
                  <text:list-item>
                    <text:p><text:span text:style-name="T3">public static void main( String args[] )</text:span></text:p>
                  </text:list-item>
                </text:list>
              </text:list-item>
              <text:list-item>
                <text:p>Create a <text:span text:style-name="T1">constant array</text:span> of integers, called <text:span text:style-name="T4">fibInts</text:span>, with values <text:span text:style-name="T4">1, 1, 2, 3, 5</text:span>.<text:tab/><text:tab/><text:tab/><text:tab/><text:tab/> <text:s text:c="2"/><text:span text:style-name="T2">[4]</text:span></text:p>
              </text:list-item>
              <text:list-item>
                <text:p><text:span text:style-name="T5">Write Java code to</text:span><text:span text:style-name="T1"> iterate</text:span> through <text:span text:style-name="T4">fibInts</text:span>, calculating the <text:span text:style-name="T1">sum</text:span> of its entries.<text:tab/><text:tab/><text:tab/><text:tab/> <text:s text:c="2"/><text:span text:style-name="T2">[4]</text:span></text:p>
              </text:list-item>
              <text:list-item>
                <text:p>Sketch a <text:span text:style-name="T1">class hierarchy</text:span> with at least<text:line-break/>one <text:span text:style-name="T1">superclass</text:span> and at least two <text:span text:style-name="T1">subclasses</text:span>, with <text:span text:style-name="T1">attributes</text:span> and <text:span text:style-name="T1">methods</text:span> appropriate for each class. <text:s/>No code is needed, but the design should make sense.<text:tab/><text:tab/><text:tab/><text:tab/><text:tab/><text:tab/><text:tab/><text:tab/><text:tab/><text:tab/> <text:s text:c="2"/><text:span text:style-name="T2">[7]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4" smil:attributeName="visibility" smil:to="visible"/>
                  <anim:transitionFilter smil:dur="0.5s" smil:targetElement="id4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Quiz 2: answers #1</text:p>
          </draw:text-box>
        </draw:frame>
        <draw:frame presentation:style-name="pr6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 text:id="id5"><text:span text:style-name="T1">Explain</text:span> in detail each part of the declaration: <text:span text:style-name="T2">[5]</text:span></text:p>
                <text:list>
                  <text:list-item>
                    <text:p text:id="id6"><text:span text:style-name="T3">public static void main( String args[] )</text:span></text:p>
                  </text:list-item>
                  <text:list-item>
                    <text:p text:id="id7"><text:span text:style-name="T1">public</text:span>: accessible everywhere this class is imported</text:p>
                  </text:list-item>
                  <text:list-item>
                    <text:p text:id="id8"><text:span text:style-name="T1">static</text:span>: class method, not instance method, so VM can call main() without creating an instance of the class</text:p>
                  </text:list-item>
                  <text:list-item>
                    <text:p text:id="id9"><text:span text:style-name="T1">void</text:span>: return type: doesn't return anything</text:p>
                  </text:list-item>
                  <text:list-item>
                    <text:p text:id="id10"><text:span text:style-name="T1">main</text:span>(): name of the method</text:p>
                  </text:list-item>
                  <text:list-item>
                    <text:p text:id="id11"><text:span text:style-name="T1">String[]</text:span>: array of String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7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Quiz 2: answers #2-3</text:p>
          </draw:text-box>
        </draw:frame>
        <draw:frame presentation:style-name="pr6" draw:layer="layout" svg:width="25.199cm" svg:height="14.86cm" svg:x="1.4cm" svg:y="4.507cm" presentation:class="outline" presentation:user-transformed="true">
          <draw:text-box>
            <text:list text:style-name="L2">
              <text:list-item>
                <text:p text:id="id12">Create a <text:span text:style-name="T1">constant array</text:span> of integers, called <text:span text:style-name="T4">fibInts</text:span>, with values <text:span text:style-name="T4">1, 1, 2, 3, 5</text:span>.<text:tab/><text:tab/><text:tab/><text:tab/><text:tab/> <text:s text:c="2"/><text:span text:style-name="T2">[4]</text:span></text:p>
                <text:list>
                  <text:list-item>
                    <text:p text:id="id13"><text:span text:style-name="T3">final int fibInts = {1, 1, 2, 3, 5};</text:span></text:p>
                  </text:list-item>
                </text:list>
              </text:list-item>
              <text:list-item>
                <text:p text:id="id14"><text:span text:style-name="T5">Write Java code to</text:span><text:span text:style-name="T1"> iterate</text:span> through <text:span text:style-name="T4">fibInts</text:span>, calculating the <text:span text:style-name="T1">sum</text:span> of its entries.<text:tab/><text:tab/><text:tab/><text:tab/> <text:s text:c="2"/><text:span text:style-name="T2">[4]</text:span></text:p>
                <text:list>
                  <text:list-item>
                    <text:p text:id="id15"><text:span text:style-name="T3">int sum = 0;</text:span></text:p>
                  </text:list-item>
                  <text:list-item>
                    <text:p text:id="id16"><text:span text:style-name="T3">for (int i=0; i&lt;fibInts.length; i++)</text:span></text:p>
                    <text:list>
                      <text:list-item>
                        <text:p text:id="id17"><text:span text:style-name="T3">sum += fibInts[i];</text:span></text:p>
                      </text:list-item>
                    </text:list>
                  </text:list-item>
                </text:list>
              </text:list-item>
              <text:list-item>
                <text:p text:id="id18"><text:span text:style-name="T5">Or:</text:span></text:p>
                <text:list>
                  <text:list-item>
                    <text:p text:id="id19"><text:span text:style-name="T3">for (int elt : fibInts)</text:span></text:p>
                    <text:list>
                      <text:list-item>
                        <text:p text:id="id20"><text:span text:style-name="T3">sum += elt;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7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Quiz 2: answers #4</text:p>
          </draw:text-box>
        </draw:frame>
        <draw:frame presentation:style-name="pr8" draw:layer="layout" svg:width="25.199cm" svg:height="1.612cm" svg:x="1.4cm" svg:y="4.507cm" presentation:class="outline" presentation:user-transformed="true">
          <draw:text-box>
            <text:list text:style-name="L2">
              <text:list-item>
                <text:p>Sketch a <text:span text:style-name="T1">class hierarchy</text:span> ...<text:tab/><text:tab/><text:tab/><text:tab/><text:tab/><text:tab/><text:tab/> <text:s text:c="2"/><text:span text:style-name="T2">[7]</text:span></text:p>
              </text:list-item>
            </text:list>
          </draw:text-box>
        </draw:frame>
        <draw:g draw:id="id21">
          <draw:custom-shape draw:style-name="gr2" draw:text-style-name="P5" draw:id="id2" draw:layer="layout" svg:width="7.331cm" svg:height="3.211cm" svg:x="10.315cm" svg:y="7.683cm">
            <text:p text:style-name="P4"><text:span text:style-name="T6">Employee</text:span></text:p>
            <text:p text:style-name="P4"><text:span text:style-name="T7">name</text:span><text:span text:style-name="T8">: </text:span><text:span text:style-name="T9">String</text:span></text:p>
            <text:p text:style-name="P4"><text:span text:style-name="T7">hireDate</text:span><text:span text:style-name="T8">: </text:span><text:span text:style-name="T9">Dat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5" draw:id="id1" draw:layer="layout" svg:width="8.793cm" svg:height="3.069cm" svg:x="4.789cm" svg:y="12.989cm">
            <text:p text:style-name="P4"><text:span text:style-name="T6">HourlyEmployee</text:span></text:p>
            <text:p text:style-name="P4"><text:span text:style-name="T7">wageRate</text:span><text:span text:style-name="T8">: </text:span><text:span text:style-name="T9">double</text:span></text:p>
            <text:p text:style-name="P4"><text:span text:style-name="T7">hours</text:span><text:span text:style-name="T8">: </text:span><text:span text:style-name="T9">doubl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5" draw:id="id3" draw:layer="layout" svg:width="8.793cm" svg:height="3.069cm" svg:x="14.619cm" svg:y="12.99cm">
            <text:p text:style-name="P4"><text:span text:style-name="T6">SalariedEmployee</text:span></text:p>
            <text:p text:style-name="P4"><text:span text:style-name="T7">salary</text:span><text:span text:style-name="T8">: </text:span><text:span text:style-name="T9">doubl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" draw:text-style-name="P4" draw:layer="layout" draw:type="line" svg:x1="9.185cm" svg:y1="12.989cm" svg:x2="13.98cm" svg:y2="10.894cm" draw:start-shape="id1" draw:start-glue-point="0" draw:end-shape="id2" draw:end-glue-point="2" svg:d="m9185 12989 4795-2095">
            <text:p/>
          </draw:connector>
          <draw:connector draw:style-name="gr3" draw:text-style-name="P4" draw:layer="layout" draw:type="line" svg:x1="19.015cm" svg:y1="12.99cm" svg:x2="13.98cm" svg:y2="10.894cm" draw:start-shape="id3" draw:start-glue-point="0" draw:end-shape="id2" draw:end-glue-point="2" svg:d="m19015 12990-5035-2096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21" smil:attributeName="visibility" smil:to="visible"/>
                  <anim:transitionFilter smil:dur="0.5s" smil:targetElement="id21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7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5.199cm" svg:height="3.287cm" svg:x="1cm" svg:y="0.282cm" presentation:class="title">
          <draw:text-box>
            <text:p text:style-name="P1">Subclasses, instances, attributes</text:p>
          </draw:text-box>
        </draw:frame>
        <draw:frame presentation:style-name="pr10" draw:text-style-name="P6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Recall <text:span text:style-name="T1">classes</text:span> are user-defined container <text:span text:style-name="T1">types</text:span></text:p>
              </text:list-item>
              <text:list-item>
                <text:p text:style-name="P1">A <text:span text:style-name="T1">subclass</text:span> <text:span text:style-name="T4">inherits</text:span> attributes and methods from the superclass</text:p>
              </text:list-item>
              <text:list-item>
                <text:p text:style-name="P1"><text:span text:style-name="T4">Subclasses</text:span> should be seen as <text:span text:style-name="T1">specializations</text:span> of the superclass: “A <text:span text:style-name="T1">is a kind of</text:span> B”</text:p>
              </text:list-item>
              <text:list-item>
                <text:p text:style-name="P1"><text:span text:style-name="T4">Instances</text:span> should be seen as <text:span text:style-name="T1">examples</text:span> of a class: “A <text:span text:style-name="T1">is a</text:span> B”</text:p>
              </text:list-item>
              <text:list-item>
                <text:p text:style-name="P1"><text:span text:style-name="T4">Attributes</text:span> should be seen as <text:span text:style-name="T1">components</text:span> or parts of a class: “A <text:span text:style-name="T1">has a</text:span> B”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7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5.199cm" svg:height="3.178cm" svg:x="1cm" svg:y="0.337cm" presentation:class="title">
          <draw:text-box>
            <text:p text:style-name="P1">Example</text:p>
          </draw:text-box>
        </draw:frame>
        <draw:frame presentation:style-name="pr11" draw:text-style-name="P8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1"><text:span text:style-name="T10">class </text:span><text:span text:style-name="T11">Mammal</text:span><text:span text:style-name="T10"> { </text:span><text:span text:style-name="T11">Heart</text:span><text:span text:style-name="T10"> </text:span><text:span text:style-name="T12">h</text:span><text:span text:style-name="T10">; }</text:span></text:p>
                      </text:list-item>
                      <text:list-item>
                        <text:p text:style-name="P1"><text:span text:style-name="T10">class </text:span><text:span text:style-name="T11">Dog</text:span><text:span text:style-name="T10"> </text:span><text:span text:style-name="T13">extends</text:span><text:span text:style-name="T10"> </text:span><text:span text:style-name="T11">Mammal</text:span><text:span text:style-name="T10"> { void </text:span><text:span text:style-name="T14">bark()</text:span><text:span text:style-name="T10">; }</text:span></text:p>
                      </text:list-item>
                      <text:list-item>
                        <text:p text:style-name="P1"><text:span text:style-name="T10">class </text:span><text:span text:style-name="T11">Cat</text:span><text:span text:style-name="T10"> </text:span><text:span text:style-name="T13">extends</text:span><text:span text:style-name="T10"> </text:span><text:span text:style-name="T11">Mammal</text:span><text:span text:style-name="T10"> { void </text:span><text:span text:style-name="T14">meow()</text:span><text:span text:style-name="T10">; }</text:span></text:p>
                      </text:list-item>
                      <text:list-item>
                        <text:p text:style-name="P1"><text:span text:style-name="T11">Dog</text:span><text:span text:style-name="T10"> </text:span><text:span text:style-name="T12">fido</text:span><text:span text:style-name="T10"> = </text:span><text:span text:style-name="T13">new</text:span><text:span text:style-name="T10"> </text:span><text:span text:style-name="T11">Dog()</text:span><text:span text:style-name="T10">;</text:span></text:p>
                      </text:list-item>
                      <text:list-item>
                        <text:p text:style-name="P1"><text:span text:style-name="T11">Cat</text:span><text:span text:style-name="T10"> </text:span><text:span text:style-name="T12">smokey</text:span><text:span text:style-name="T10"> = </text:span><text:span text:style-name="T13">new</text:span><text:span text:style-name="T10"> </text:span><text:span text:style-name="T11">Cat()</text:span><text:span text:style-name="T10">;</text:span></text:p>
                      </text:list-item>
                    </text:list>
                  </text:list-item>
                  <text:list-item>
                    <text:p text:style-name="P1">“A <text:span text:style-name="T4">Dog</text:span> is a <text:span text:style-name="T1">kind</text:span> of <text:span text:style-name="T4">Mammal</text:span>.”</text:p>
                  </text:list-item>
                  <text:list-item>
                    <text:p text:style-name="P1">“<text:span text:style-name="T15">fido</text:span> <text:span text:style-name="T1">is a </text:span><text:span text:style-name="T4">Dog</text:span>.”</text:p>
                  </text:list-item>
                  <text:list-item>
                    <text:p text:style-name="P1">“<text:span text:style-name="T15">fido</text:span> <text:span text:style-name="T1">is a</text:span> <text:span text:style-name="T4">Mammal</text:span>.”</text:p>
                  </text:list-item>
                  <text:list-item>
                    <text:p text:style-name="P1">“<text:span text:style-name="T15">fido</text:span> <text:span text:style-name="T1">has a</text:span> <text:span text:style-name="T4">Heart</text:span>.”</text:p>
                  </text:list-item>
                  <text:list-item>
                    <text:p text:style-name="P1">“<text:span text:style-name="T15">smokey</text:span> <text:span text:style-name="T1">can</text:span> <text:span text:style-name="T16">meow()</text:span>.”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7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5.199cm" svg:height="3.178cm" svg:x="1cm" svg:y="0.337cm" presentation:class="title">
          <draw:text-box>
            <text:p text:style-name="P1">Multiple inheritance (arity)</text:p>
          </draw:text-box>
        </draw:frame>
        <draw:frame presentation:style-name="pr10" draw:text-style-name="P6" draw:layer="layout" svg:width="25.199cm" svg:height="15.021cm" svg:x="1.4cm" svg:y="4.507cm" presentation:class="outline" presentation:user-transformed="true">
          <draw:text-box>
            <text:list text:style-name="L2">
              <text:list-item>
                <text:p text:style-name="P1">Some languages (C++) allow a subclass to inherit from <text:span text:style-name="T1">more than one superclass</text:span>:</text:p>
              </text:list-item>
            </text:list>
            <text:p text:style-name="P9"><text:span text:style-name="T17">class Horse { public void eat(); }</text:span></text:p>
            <text:p text:style-name="P9"><text:span text:style-name="T17">class Donkey { public void eat(); }</text:span></text:p>
            <text:p text:style-name="P9"><text:span text:style-name="T17">class Mule : public Horse, Donkey {}</text:span><text:span text:style-name="T18">// it's both!</text:span></text:p>
            <text:list text:continue-numbering="true" text:style-name="L2">
              <text:list-item>
                <text:p text:style-name="P1">How do <text:span text:style-name="T1">disambiguate</text:span> name collisions?</text:p>
              </text:list-item>
            </text:list>
            <text:p text:style-name="P9"><text:span text:style-name="T17">myMule.eat();</text:span><text:span text:style-name="T19"><text:tab/></text:span><text:span text:style-name="T19"><text:tab/></text:span><text:span text:style-name="T20">// which one?</text:span></text:p>
            <text:list text:continue-numbering="true" text:style-name="L2">
              <text:list-item>
                <text:list>
                  <text:list-item>
                    <text:p text:style-name="P1">Specify <text:span text:style-name="T1">superclass</text:span> name:</text:p>
                  </text:list-item>
                </text:list>
              </text:list-item>
            </text:list>
            <text:p text:style-name="P9"><text:span text:style-name="T17">myMule.Horse::eat();</text:span></text:p>
            <text:list text:continue-numbering="true" text:style-name="L2">
              <text:list-item>
                <text:p text:style-name="P1">In C++, Python: arity is <text:span text:style-name="T1">multiple</text:span>.</text:p>
              </text:list-item>
              <text:list-item>
                <text:p text:style-name="P1">In Java: arity is <text:span text:style-name="T1">single</text:span>.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5.199cm" svg:height="3.178cm" svg:x="1cm" svg:y="0.337cm" presentation:class="title">
          <draw:text-box>
            <text:p text:style-name="P1">Abstract vs. concrete classes</text:p>
          </draw:text-box>
        </draw:frame>
        <draw:frame presentation:style-name="pr12" draw:text-style-name="P6" draw:layer="layout" svg:width="25.199cm" svg:height="14.82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Abstract</text:span> classes:</text:p>
                <text:list>
                  <text:list-item>
                    <text:p text:style-name="P1">Too <text:span text:style-name="T1">generic</text:span> to define a real object</text:p>
                    <text:list>
                      <text:list-item>
                        <text:p text:style-name="P1">e.g., <text:span text:style-name="T4">TwoDimensionalShape</text:span></text:p>
                      </text:list-item>
                    </text:list>
                  </text:list-item>
                  <text:list-item>
                    <text:p text:style-name="P1"><text:span text:style-name="T1">Not</text:span> intended to be directly instantiated</text:p>
                    <text:list>
                      <text:list-item>
                        <text:p text:style-name="P1">Java can <text:span text:style-name="T1">enforce</text:span> this: use <text:span text:style-name="T4">abstract</text:span> keyword</text:p>
                      </text:list-item>
                      <text:list-item>
                        <text:p text:style-name="P1"><text:span text:style-name="T4">abstract</text:span> classes can have <text:span text:style-name="T4">abstract</text:span> <text:span text:style-name="T1">methods</text:span>:</text:p>
                        <text:list>
                          <text:list-item>
                            <text:p text:style-name="P1">No <text:span text:style-name="T1">body</text:span> defined; each <text:span text:style-name="T1">subclass</text:span> must implement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Concrete</text:span> classes:</text:p>
                <text:list>
                  <text:list-item>
                    <text:p text:style-name="P1"><text:span text:style-name="T1">Subclass</text:span> of an abstract class, meant to be instantiated</text:p>
                    <text:list>
                      <text:list-item>
                        <text:p text:style-name="P1">e.g., <text:span text:style-name="T4">Square</text:span>, <text:span text:style-name="T4">Circle</text:span>, <text:span text:style-name="T4">Triang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7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5.199cm" svg:height="3.178cm" svg:x="1cm" svg:y="0.336cm" presentation:class="title" presentation:user-transformed="true">
          <draw:text-box>
            <text:p text:style-name="P1">e.g: TwoDimensionalShape</text:p>
          </draw:text-box>
        </draw:frame>
        <draw:frame presentation:style-name="pr12" draw:text-style-name="P6" draw:layer="layout" svg:width="25.199cm" svg:height="14.629cm" svg:x="1.4cm" svg:y="4.507cm" presentation:class="outline" presentation:user-transformed="true">
          <draw:text-box>
            <text:list text:style-name="L2">
              <text:list-item>
                <text:p text:style-name="P1">Abstract <text:span text:style-name="T1">superclass</text:span>: <text:span text:style-name="T16">TwoDimensionalShape</text:span></text:p>
                <text:list>
                  <text:list-item>
                    <text:p text:style-name="P1">Abstract <text:span text:style-name="T1">method</text:span>: <text:span text:style-name="T16">draw()</text:span></text:p>
                  </text:list-item>
                </text:list>
              </text:list-item>
            </text:list>
            <text:p text:style-name="P9"><text:span text:style-name="T21">abstract public class TwoDimensionalShape {</text:span></text:p>
            <text:p text:style-name="P10"><text:span text:style-name="T22">abstract public void draw();</text:span><text:span text:style-name="T22"><text:tab/></text:span><text:span text:style-name="T22"><text:tab/></text:span><text:span text:style-name="T23">// no body</text:span></text:p>
            <text:list text:continue-numbering="true" text:style-name="L2">
              <text:list-item>
                <text:p text:style-name="P1">Concrete <text:span text:style-name="T1">subclasses</text:span>: <text:span text:style-name="T16">Circle</text:span>, <text:span text:style-name="T16">Square</text:span>, <text:span text:style-name="T16">Triangle</text:span></text:p>
                <text:list>
                  <text:list-item>
                    <text:p text:style-name="P1">Each provide own <text:span text:style-name="T1">implementation</text:span> of <text:span text:style-name="T16">draw()</text:span></text:p>
                  </text:list-item>
                </text:list>
              </text:list-item>
            </text:list>
            <text:p text:style-name="P9"><text:span text:style-name="T21">public class Circle extends TwoDimensionalShape {</text:span></text:p>
            <text:p text:style-name="P10"><text:span text:style-name="T22">public void draw() { drawOval( x, y, r, r ); }</text:span></text:p>
            <text:p text:style-name="P9"><text:span text:style-name="T21">}</text:span></text:p>
            <text:p text:style-name="P9"><text:span text:style-name="T21">public class Square extends TwoDimensionalShape {</text:span></text:p>
            <text:p text:style-name="P10"><text:span text:style-name="T22">public void draw() { drawRect( x, y, w, h ); }</text:span></text:p>
            <text:p text:style-name="P9"><text:span text:style-name="T21">}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7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5.199cm" svg:height="3.178cm" svg:x="1cm" svg:y="0.337cm" presentation:class="title">
          <draw:text-box>
            <text:p text:style-name="P1">Interfaces</text:p>
          </draw:text-box>
        </draw:frame>
        <draw:frame presentation:style-name="pr10" draw:text-style-name="P6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Define a <text:span text:style-name="T1">set</text:span> of abstract methods</text:p>
              </text:list-item>
            </text:list>
            <text:p text:style-name="P9"><text:span text:style-name="T21">public </text:span><text:span text:style-name="T24">interface</text:span><text:span text:style-name="T21"> drawableShape {</text:span></text:p>
            <text:p text:style-name="P10"><text:span text:style-name="T22">public </text:span><text:span text:style-name="T25">abstract</text:span><text:span text:style-name="T22"> void draw();</text:span></text:p>
            <text:p text:style-name="P10"><text:span text:style-name="T22">public </text:span><text:span text:style-name="T25">abstract</text:span><text:span text:style-name="T22"> double area();</text:span></text:p>
            <text:p text:style-name="P9"><text:span text:style-name="T21">}</text:span></text:p>
            <text:list text:continue-numbering="true" text:style-name="L2">
              <text:list-item>
                <text:p text:style-name="P1">Classes <text:span text:style-name="T1">implement</text:span> these methods</text:p>
              </text:list-item>
            </text:list>
            <text:p text:style-name="P9"><text:span text:style-name="T21">public class Circle </text:span><text:span text:style-name="T24">implements</text:span><text:span text:style-name="T21"> drawableShape {</text:span></text:p>
            <text:p text:style-name="P10"><text:span text:style-name="T22">public void draw() { drawOval( x, y, r, r ); }</text:span></text:p>
            <text:p text:style-name="P10"><text:span text:style-name="T22">public double area() { return 2 * Math.PI * r * r; }</text:span></text:p>
            <text:list text:continue-numbering="true" text:style-name="L2">
              <text:list-item>
                <text:p text:style-name="P1">e.g., Java <text:span text:style-name="T1">Swing</text:span> programs that handle <text:span text:style-name="T1">events</text:span> implement the <text:span text:style-name="T4">actionListener</text:span> interface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7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5.199cm" svg:height="3.178cm" svg:x="1cm" svg:y="0.337cm" presentation:class="title">
          <draw:text-box>
            <text:p text:style-name="P1">Abstract classes vs. interfaces</text:p>
          </draw:text-box>
        </draw:frame>
        <draw:frame presentation:style-name="pr12" draw:text-style-name="P6" draw:layer="layout" svg:width="25.199cm" svg:height="14.482cm" svg:x="1.4cm" svg:y="4.507cm" presentation:class="outline" presentation:user-transformed="true">
          <draw:text-box>
            <text:list text:style-name="L2">
              <text:list-item>
                <text:p text:style-name="P1">Abstract <text:span text:style-name="T1">superclasses</text:span> declare <text:span text:style-name="T1">identity</text:span>:</text:p>
                <text:list>
                  <text:list-item>
                    <text:p text:style-name="P1">“<text:span text:style-name="T4">Circle</text:span> is <text:span text:style-name="T1">a</text:span> <text:span text:style-name="T1">kind</text:span> of <text:span text:style-name="T4">TwoDimensionalShape</text:span>”</text:p>
                  </text:list-item>
                  <text:list-item>
                    <text:p text:style-name="P1">Each class can have only <text:span text:style-name="T1">one</text:span> superclass</text:p>
                    <text:list>
                      <text:list-item>
                        <text:p text:style-name="P1">No <text:span text:style-name="T1">multiple inheritance</text:span> in Java</text:p>
                      </text:list-item>
                    </text:list>
                  </text:list-item>
                  <text:list-item>
                    <text:p text:style-name="P1">Inherit methods, attributes; get <text:span text:style-name="T4">protected</text:span> access</text:p>
                  </text:list-item>
                </text:list>
              </text:list-item>
              <text:list-item>
                <text:p text:style-name="P1"><text:span text:style-name="T1">Interfaces</text:span> declare <text:span text:style-name="T1">capability</text:span>:</text:p>
                <text:list>
                  <text:list-item>
                    <text:p text:style-name="P1">“<text:span text:style-name="T4">Circle</text:span><text:span text:style-name="T5">s</text:span> <text:span text:style-name="T1">know how</text:span> to be <text:span text:style-name="T4">drawableShape</text:span>s”</text:p>
                  </text:list-item>
                  <text:list-item>
                    <text:p text:style-name="P1">May implement <text:span text:style-name="T1">multiple</text:span> interfaces</text:p>
                  </text:list-item>
                  <text:list-item>
                    <text:p text:style-name="P1">Interfaces are not <text:span text:style-name="T1">ADT</text:span>s (abstract data types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7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  <style:text-properties fo:font-size="21.2000007629395pt" fo:font-style="italic" style:font-size-asian="21.2000007629395pt" style:font-style-asian="italic" style:font-size-complex="21.2000007629395pt" style:font-style-complex="italic"/>
    </style:style>
    <style:style style:name="TB" style:family="graphic">
      <style:paragraph-properties fo:margin-left="0cm" fo:margin-right="0cm" fo:text-align="start" fo:text-indent="0cm" style:text-autospace="none"/>
      <style:text-properties fo:color="#000000" fo:font-family="Times" style:font-family-generic="roman" style:font-pitch="variable" fo:font-size="15.8999996185303pt" fo:language="en" fo:country="US" style:font-family-asian="Times" style:font-family-generic-asian="roman" style:font-pitch-asian="variable" style:font-size-asian="15.8999996185303pt" style:language-asian="en" style:country-asian="US" style:font-family-complex="Times" style:font-family-generic-complex="roman" style:font-pitch-complex="variable" style:font-size-complex="15.8999996185303pt" style:language-complex="ar" style:country-complex="SA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office:forms form:automatic-focus="false" form:apply-design-mode="false"/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1$Build-9479</meta:generator>
    <meta:initial-creator>Sean Ho</meta:initial-creator>
    <meta:creation-date>2007-01-15T12:24:22</meta:creation-date>
    <dc:creator>sean ho</dc:creator>
    <dc:date>2010-02-01T16:21:53</dc:date>
    <meta:editing-cycles>97</meta:editing-cycles>
    <meta:editing-duration>PT120H28M37S</meta:editing-duration>
    <meta:document-statistic meta:object-count="212"/>
    <meta:user-defined meta:name="Info 1"/>
    <meta:user-defined meta:name="Info 2"/>
    <meta:user-defined meta:name="Info 3"/>
    <meta:user-defined meta:name="Info 4"/>
  </office:meta>
</office:document-meta>
</file>